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</office:font-face-decls>
  <office:automatic-styles>
    <style:style style:name="P1" style:family="paragraph" style:parent-style-name="Text_20_body">
      <style:text-properties style:font-name="Arial" fo:font-size="11pt" style:font-size-asian="11pt" style:font-size-complex="11pt"/>
    </style:style>
    <style:style style:name="T1" style:family="text" style:parent-style-name="Source_20_Text">
      <style:text-properties fo:font-size="11pt" style:font-size-asian="11pt" style:font-size-complex="11pt"/>
    </style:style>
    <style:style style:name="T2" style:family="text" style:parent-style-name="Source_20_Text">
      <style:text-properties style:font-name="Arial" fo:font-weight="normal" style:font-weight-asian="normal" style:font-weight-complex="normal"/>
    </style:style>
    <style:style style:name="T3" style:family="text" style:parent-style-name="Source_20_Tex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T4" style:family="text" style:parent-style-name="Source_20_Tex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T5" style:family="text" style:parent-style-name="Source_20_Text">
      <style:text-properties style:font-name="Courier New1" fo:font-style="normal" fo:font-weight="normal" style:font-style-asian="normal" style:font-weight-asian="normal" style:font-style-complex="normal" style:font-weight-complex="normal"/>
    </style:style>
    <style:style style:name="T6" style:family="text" style:parent-style-name="Source_20_Text">
      <style:text-properties style:font-name="Courier New1" fo:font-size="11pt" style:font-size-asian="11pt" style:font-size-complex="11pt"/>
    </style:style>
    <style:style style:name="T7" style:family="text" style:parent-style-name="Source_20_Text">
      <style:text-properties style:font-name="Arial"/>
    </style:style>
    <style:style style:name="T8" style:family="text" style:parent-style-name="Source_20_Text">
      <style:text-properties style:font-name="Courier New1"/>
    </style:style>
    <style:style style:name="T9" style:family="text" style:parent-style-name="Source_20_Text">
      <style:text-properties style:font-name="Arial" fo:font-size="14pt" style:font-size-asian="14pt" style:font-size-complex="14pt"/>
    </style:style>
    <style:style style:name="T10" style:family="text" style:parent-style-name="Source_20_Text">
      <style:text-properties style:font-name="Arial" fo:font-size="12pt" style:font-size-asian="12pt" style:font-size-complex="12pt"/>
    </style:style>
    <style:style style:name="T11" style:family="text" style:parent-style-name="Source_20_Text">
      <style:text-properties style:font-name="Arial" fo:font-size="12pt" fo:font-style="italic" style:font-size-asian="12pt" style:font-style-asian="italic" style:font-size-complex="12pt" style:font-style-complex="italic"/>
    </style:style>
    <style:style style:name="T12" style:family="text" style:parent-style-name="Source_20_Text">
      <style:text-properties style:font-name="Arial" fo:font-size="12pt" fo:font-style="normal" style:font-size-asian="12pt" style:font-style-asian="normal" style:font-size-complex="12pt" style:font-style-complex="normal"/>
    </style:style>
    <style:style style:name="T13" style:family="text" style:parent-style-name="Source_20_Text">
      <style:text-properties style:font-name="Arial" fo:font-size="12pt" fo:font-style="normal" style:font-size-asian="12pt" style:font-style-asian="normal" style:font-size-complex="12pt" style:font-style-complex="normal"/>
    </style:style>
    <style:style style:name="T14" style:family="text" style:parent-style-name="Source_20_Text">
      <style:text-properties style:font-name="Courier New1" fo:font-size="11pt" fo:font-style="normal" style:font-size-asian="11pt" style:font-style-asian="normal" style:font-size-complex="11pt" style:font-style-complex="normal"/>
    </style:style>
    <style:style style:name="T15" style:family="text" style:parent-style-name="Source_20_Text">
      <style:text-properties style:font-name="Arial" fo:font-size="8pt" style:font-size-asian="8pt" style:font-size-complex="8pt"/>
    </style:style>
    <style:style style:name="T16" style:family="text" style:parent-style-name="Source_20_Text">
      <style:text-properties style:font-name="Arial" fo:font-weight="bold" style:font-weight-asian="bold" style:font-weight-complex="bold"/>
    </style:style>
    <style:style style:name="T17" style:family="text" style:parent-style-name="Source_20_Text">
      <style:text-properties style:font-name="Courier New1" fo:font-weight="normal" style:font-weight-asian="normal" style:font-weight-complex="normal"/>
    </style:style>
    <style:style style:name="T18" style:family="text" style:parent-style-name="Source_20_Text">
      <style:text-properties style:font-name="Arial" fo:font-size="14pt" fo:font-weight="bold" style:font-size-asian="14pt" style:font-weight-asian="bold" style:font-size-complex="14pt" style:font-weight-complex="bold"/>
    </style:style>
    <style:style style:name="T19" style:family="text" style:parent-style-name="Source_20_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20" style:family="text">
      <style:text-properties style:font-name="Arial" fo:font-size="11pt" style:font-size-asian="11pt" style:font-size-complex="11pt"/>
    </style:style>
    <style:style style:name="T21" style:family="text">
      <style:text-properties style:font-name="Arial"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dvanced Operation</text:h>
      <text:p text:style-name="Text_20_body">This section has details for more advanced users.</text:p>
      <text:h text:style-name="Heading_20_2" text:outline-level="2">Modifying ClamWin's Default Configuration</text:h>
      <text:p text:style-name="Text_20_body">If a copy of clamwin.conf is in the ClamWin executable files directory ("C:\Program Files\ClamWin\bin" on a default installation), then the first time a user runs ClamWin, it will use the contents of this file as the default configuration.</text:p>
      <text:p text:style-name="Text_20_body">If you are to set up several new user accounts on a computer, or if you have just installed ClamWin on a system with multiple users, it is recommended that you set up a default configuration and copy the clamwin.conf file to this location.</text:p>
      <text:h text:style-name="Heading_20_2" text:outline-level="2">Running a Virus Scan from the Command Line</text:h>
      <text:p text:style-name="Text_20_body">ClamWin can be run from the command line, from a batch file for instance. For a full list of parameters, navigate to the directory containing the executable files ("C:\Program Files\ClamWin\bin" on a default installation) and run</text:p>
      <text:p text:style-name="Monospace"><text:span text:style-name="T1">clamscan.exe --help</text:span></text:p>
      <text:p text:style-name="Text_20_body"><text:span text:style-name="T2">The database directory </text:span><text:span text:style-name="T3">must </text:span><text:span text:style-name="T4">be specified, using the </text:span><text:span text:style-name="Source_20_Text"><text:span text:style-name="T5">--database=FILE/DIR</text:span></text:span><text:span text:style-name="T4"> parameter. In a default installation, the command to scan the entire </text:span><text:span text:style-name="Source_20_Text"><text:span text:style-name="T5">C:</text:span></text:span><text:span text:style-name="T4"> drive would be:</text:span></text:p>
      <text:p text:style-name="Monospace"><text:span text:style-name="T6">clamscan.exe --database="C:\Program Files\ClamWin\db" --recursive C:\</text:span></text:p>
      <text:p text:style-name="Text_20_body"><text:span text:style-name="T7">Note the use of the </text:span><text:span text:style-name="Source_20_Text"><text:span text:style-name="T8">--recursive</text:span></text:span><text:span text:style-name="T7"> parameter to ensure that sub-directories are scanned.</text:span></text:p>
      <text:p text:style-name="Text_20_body"><text:span text:style-name="T7">When run from the command line, a value will be returned, indicating whether or not a virus was detected. If no virus is found, the return value will be 0. If a virus is found, the return value is 1. Any other return value indicates an error.</text:span></text:p>
      <text:h text:style-name="Heading_20_2" text:outline-level="2"><text:span text:style-name="T9">Updating the Virus Database from the Command Line</text:span></text:h>
      <text:p text:style-name="Text_20_body">ClamWin uses <text:span text:style-name="Source_20_Text">freshclam.exe</text:span> to update the virus database. As with the <text:span text:style-name="Source_20_Text">clamscan.exe</text:span> scanning program, this can be run from a command line, batch file, etc. For a full list of parameters, navigate to the directory containing the executable files ("C:\Program Files\ClamWin\bin" on a default installation) and run</text:p>
      <text:p text:style-name="Monospace"><text:span text:style-name="T1">freshclam.exe –help</text:span></text:p>
      <text:p text:style-name="Text_20_body"><text:span text:style-name="T10">Both the database directory and the configuration file </text:span><text:span text:style-name="T11">must</text:span><text:span text:style-name="T12"> be specified. ClamWin generates a freshclam configuration file on the fly, so you will have to create your own. The configuration file is a text file. See the </text:span><text:a xlink:type="simple" xlink:href="http://www.clamav.net/doc/" office:target-frame-name="_top" xlink:show="replace"><text:span text:style-name="T13">ClamAV documentation</text:span></text:a><text:span text:style-name="T12"> for full details of what can be included. A simple freshclam configuration file would have the following lines (lines beginning with a # are comments):</text:span></text:p>
      <text:p text:style-name="Monospace"><text:span text:style-name="T14"># URL of server where database updates are to be downloaded from<text:line-break/># If this option is given multiple times, each will be tried in<text:line-break/># the order given until an update is successfully downloaded</text:span></text:p>
      <text:p text:style-name="Monospace"><text:span text:style-name="T14">DatabaseMirror database.clamav.net</text:span></text:p>
      <text:p text:style-name="Monospace"><text:span text:style-name="T14"># Number of times to try each mirror before moving to the next one</text:span></text:p>
      <text:p text:style-name="Monospace"><text:span text:style-name="T14">MaxAttempts 3</text:span></text:p>
      <text:p text:style-name="Text_20_body"><text:span text:style-name="T15"/></text:p>
      <text:p text:style-name="Text_20_body"><text:span text:style-name="T10">Once a freshclam configuration file has been created, freshclam can be run with a command similar to the one below:</text:span></text:p>
      <text:p text:style-name="Monospace"><text:span text:style-name="T6">freshclam --datadir="C:\Documents and Settings\All Users\.clamwin\db" --config-file="C:\Program Files\ClamWin\bin\freshclam.conf"</text:span></text:p>
      <text:h text:style-name="Heading_20_2" text:outline-level="2"><text:span text:style-name="T9">Getting Updates from a Local Server</text:span></text:h>
      <text:p text:style-name="Text_20_body"><text:span text:style-name="T7">If you have ClamWin running on several networked computers, you may wish to have a single computer downloading updates from the Internet, with the others getting updates over the local network. This can be done in one of three ways.</text:span></text:p>
      <text:p text:style-name="Text_20_body"><text:span text:style-name="T7">The first (and preferred) method requires a web server. This web server should have the main.cvd and daily.cvd files in the web root directory. It should be possible to download the files by pointing a web browser at </text:span><text:span text:style-name="Source_20_Text"><text:span text:style-name="T8">http://YOURSERVERNAME/main.cvd</text:span></text:span><text:span text:style-name="T7"> and </text:span><text:span text:style-name="Source_20_Text"><text:span text:style-name="T8">http://YOURSERVERNAME/daily.cvd</text:span></text:span></text:p>
      <text:p text:style-name="Text_20_body"><text:span text:style-name="T7">In ClamWin's </text:span><text:span text:style-name="T16">Internet Updates</text:span><text:span text:style-name="T7"> configuration tab, enter the web server's IP address or domain name in the </text:span><text:span text:style-name="T16">Download Site</text:span><text:span text:style-name="T2"> text box. Do not include anything other than the IP address or domain name (eg </text:span><text:span text:style-name="Source_20_Text"><text:span text:style-name="T17">192.168.1.1</text:span></text:span><text:span text:style-name="T2"> is correct, </text:span><text:span text:style-name="Source_20_Text"><text:span text:style-name="T17">http://192.168.1.1/</text:span></text:span><text:span text:style-name="T2"> is wrong). ClamWin will then query the local web server for updates, instead of a remote Internet server.</text:span></text:p>
      <text:p text:style-name="Text_20_body"><text:span text:style-name="T7">The second method is to set up a batch file or similar to copy the main.cvd and daily.cvd files from the server to the relevant location on the clients, over-writing the existing copies. Windows' Task Scheduler can be used to run this batch file as often as required. Disable ClamWin's </text:span><text:span text:style-name="T16">Enable Automatic Virus Database Updates</text:span><text:span text:style-name="T7"> option, so that it does not query the remote Internet server for updates.</text:span></text:p>
      <text:p text:style-name="Text_20_body"><text:span text:style-name="T7">The third method is to set the Virus Database Folder in all copies of ClamWin to a shared folder (eg </text:span><text:span text:style-name="Source_20_Text"><text:span text:style-name="T8">\\SERVER-NAME\SHARED-DRIVE\db</text:span></text:span><text:span text:style-name="T7">). Note that, in this case, only one copy of ClamWin (preferably the copy on the server) should be set up to get automatic updates.</text:span></text:p>
      <text:h text:style-name="Heading_20_2" text:outline-level="2"><text:span text:style-name="T18">Manually Updating the Virus Database</text:span></text:h>
      <text:p text:style-name="Text_20_body"><text:span text:style-name="T2">To update the virus database manually, download the virus database files </text:span><text:span text:style-name="T17">main.cvd</text:span><text:span text:style-name="T2"> and</text:span><text:span text:style-name="T17"> daily.cvd</text:span><text:span text:style-name="T19"> </text:span><text:span text:style-name="T20">and copy them to ClamWin's virus database folder, over-writing the existing files. The virus database files can be downloaded from ClamAV's home page at </text:span><text:a xlink:type="simple" xlink:href="http://www.clamav.net/"><text:span text:style-name="T21">www.clamav.net</text:span>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Tahoma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1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Monospace" style:family="paragraph" style:parent-style-name="Text_20_body" style:next-style-name="Text_20_body" style:master-page-name="">
      <style:paragraph-properties fo:margin-top="0cm" fo:margin-bottom="0cm"/>
      <style:text-properties style:font-name="Courier New" fo:font-size="11pt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Source_20_Text" style:display-name="Source Text" style:family="text">
      <style:text-properties style:font-name="Courier New1" fo:font-size="11pt" style:font-name-asian="Courier New1" style:font-name-complex="Courier New1"/>
    </style:style>
    <style:style style:name="Teletype" style:family="text">
      <style:text-properties style:font-name="Courier New1" style:font-name-asian="Courier New1" style:font-name-complex="Courier New1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6cm" fo:page-height="29.693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creation-date>2004-04-26T21:53:29</meta:creation-date>
    <dc:creator>Peter Budts</dc:creator>
    <dc:date>2007-01-23T22:58:35</dc:date>
    <dc:language>en-GB</dc:language>
    <meta:editing-cycles>34</meta:editing-cycles>
    <meta:editing-duration>PT3H3M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30" meta:word-count="765" meta:character-count="4601"/>
  </office:meta>
</office:document-meta>
</file>